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new2" style:family="paragraph" style:master-page-name="Standard">
      <style:paragraph-properties style:page-number="1" style:writing-mode="lr-tb"/>
      <style:text-properties/>
    </style:style>
    <style:style style:name="P2" style:parent-style-name="Standard" style:family="paragraph" style:master-page-name="Standard">
      <style:paragraph-properties style:page-number="1" style:writing-mode="lr-tb">
        <style:tab-stops>
          <style:tab-stop style:position="163.37285902502pt" style:type="left" style:leader-type="none"/>
        </style:tab-stops>
      </style:paragraph-properties>
      <style:text-properties/>
    </style:style>
    <style:style style:name="P3" style:parent-style-name="new1" style:family="paragraph" style:master-page-name="Standard">
      <style:paragraph-properties fo:text-align="right" style:page-number="1" style:writing-mode="lr-tb"/>
      <style:text-properties/>
    </style:style>
    <style:style style:name="P4" style:parent-style-name="new3" style:family="paragraph" style:master-page-name="Standard">
      <style:paragraph-properties fo:margin-right="1pt" style:page-number="1" style:writing-mode="lr-tb">
        <style:tab-stops>
          <style:tab-stop style:position="55.8629776021036pt" style:type="char" style:char=",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34.01580696pt" koffice:frame-behavior-on-new-page="copy" style:overflow-behavior="clip" style:protect="siz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protect="content size" style:wrap="none"/>
    </style:style>
  </office:automatic-styles>
  <office:body>
    <office:text>
      <text:p text:style-name="P2"><?opendocument cursor-position?></text:p>
      <draw:frame draw:name="Headers" draw:style-name="fr1" svg:x="0pt" svg:y="0pt" text:anchor-type="page" text:anchor-page-number="1" draw:z-index="4" svg:width="595.2766218pt" svg:height="70.8662645pt">
        <draw:text-box>
          <text:p text:style-name="P3"><text:chapter>&lt;No title&gt;</text:chapter></text:p>
        </draw:text-box>
      </draw:frame>
      <draw:frame draw:name="Footers" draw:style-name="fr2" svg:x="1.05401844532271pt" svg:y="778.208772048416pt" text:anchor-type="page" text:anchor-page-number="1" draw:z-index="5" svg:width="79.2170963253707pt" svg:height="21.1626915115844pt">
        <draw:text-box fo:min-height="3.2533982269689pt">
          <text:p text:style-name="P4"><text:tab text:tab-ref="1"/><text:page-number text:select-page="current">1</text:page-number></text:p>
        </draw:text-box>
      </draw:frame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5197587pt" fo:margin-left="85.0395174pt" fo:margin-right="56.6930116pt" fo:margin-top="99.2127703pt" fo:page-height="841.89122226pt" fo:page-width="595.2766218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</office:automatic-styles>
  <office:master-styles>
    <style:master-page style:name="Standard" style:page-layout-name="pm1">
      <style:footer>
        <text:p text:style-name="P1"><text:title>Alter Title in Document Information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